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1d1712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20a6ee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20a6ee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6928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1d1712"/>
    </style:style>
    <style:style style:name="P7" style:family="paragraph" style:parent-style-name="Text_20_body">
      <style:paragraph-properties fo:text-align="justify" style:justify-single-word="false"/>
      <style:text-properties style:font-name="Arial1" fo:font-weight="bold" officeooo:rsid="002c3e87" officeooo:paragraph-rsid="001d171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2fae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34f6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83df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paragraph-rsid="00263ff7"/>
    </style:style>
    <style:style style:name="P12" style:family="paragraph" style:parent-style-name="Text_20_body">
      <style:paragraph-properties fo:text-align="justify" style:justify-single-word="false"/>
      <style:text-properties style:font-name="Arial1" officeooo:paragraph-rsid="0032faef"/>
    </style:style>
    <style:style style:name="P13" style:family="paragraph" style:parent-style-name="Text_20_body">
      <style:paragraph-properties fo:text-align="justify" style:justify-single-word="false"/>
      <style:text-properties style:font-name="Arial1" officeooo:paragraph-rsid="00295488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paragraph-rsid="003a5892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263ff7" officeooo:paragraph-rsid="00263ff7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32faef" officeooo:paragraph-rsid="0032faef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334f62" officeooo:paragraph-rsid="00334f6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35152c" officeooo:paragraph-rsid="0035152c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35152c" officeooo:paragraph-rsid="00263ff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3a5892" officeooo:paragraph-rsid="003a5892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paragraph-rsid="003a589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68a" style:font-weight-asian="bold" style:font-weight-complex="bold"/>
    </style:style>
    <style:style style:name="T3" style:family="text">
      <style:text-properties officeooo:rsid="000cf68a"/>
    </style:style>
    <style:style style:name="T4" style:family="text">
      <style:text-properties officeooo:rsid="001bff2f"/>
    </style:style>
    <style:style style:name="T5" style:family="text">
      <style:text-properties fo:font-variant="normal" fo:text-transform="none" fo:color="#222222" style:font-name="Arial1" fo:font-size="12pt" fo:letter-spacing="normal" fo:language="pt" fo:country="PT" fo:font-style="normal" fo:font-weight="normal" officeooo:rsid="000cf68a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31d554" style:font-weight-asian="normal" style:font-weight-complex="normal"/>
    </style:style>
    <style:style style:name="T8" style:family="text">
      <style:text-properties officeooo:rsid="0032faef" style:font-weight-asian="normal" style:font-weight-complex="normal"/>
    </style:style>
    <style:style style:name="T9" style:family="text">
      <style:text-properties style:font-name="Arial1" officeooo:rsid="000cf68a"/>
    </style:style>
    <style:style style:name="T10" style:family="text">
      <style:text-properties officeooo:rsid="00295488"/>
    </style:style>
    <style:style style:name="T11" style:family="text">
      <style:text-properties officeooo:rsid="00334f62"/>
    </style:style>
    <style:style style:name="T12" style:family="text">
      <style:text-properties officeooo:rsid="0035152c"/>
    </style:style>
    <style:style style:name="T13" style:family="text">
      <style:text-properties officeooo:rsid="00383df5"/>
    </style:style>
    <style:style style:name="T14" style:family="text">
      <style:text-properties officeooo:rsid="003b317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y="0cm" svg:width="8.888cm" svg:height="6.666cm" draw:z-index="0"><draw:image xlink:href="../tijelas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Este projeto produz sopa de batata doce e soja com máquinas de produção alimentar. O cultivo de batata doce e soja é feito <text:span text:style-name="T1">dentro da máquina</text:span><text:span text:style-name="T6">, que funciona como estufa.</text:span></text:p>
      <text:p text:style-name="P14"><text:span text:style-name="T7">A rotatividade do cultivo é feita em 120 dias, fazendo com que a cada dia </text:span><text:span text:style-name="T8">produza</text:span><text:span text:style-name="T7"> aproximadamente 7kg.</text:span><text:span text:style-name="T6"> </text:span></text:p>
      <text:p text:style-name="P20">Na durabilidade da terra o cultivo é feito em vários canteiros que ao todo perfazem 120 dias de cultivo com recolha de 7kg de alimentos diários.</text:p>
      <text:p text:style-name="P20">Ao ser uma plantação rotativa não leva ao desgaste da terra porque é fertilizada a cada rotação proveniente do adubo gerado pela compostagem das cascas e ramagens da soja e da batata doce, e adubo guardado num silo que é enchido cada 5 anos.</text:p>
      <text:p text:style-name="P21"/>
      <text:p text:style-name="P14">A máquina tem as medidas <text:span text:style-name="T14">adequadas a transporte por </text:span>um <text:span text:style-name="T14">semi-reboque </text:span>porta-contentores.</text:p>
      <text:p text:style-name="P16">Tem equipamento que faz a cozedura de sopa automaticamente.</text:p>
      <text:p text:style-name="P12"><text:s/><text:span text:style-name="T10">A sopa é natural, cremosa, ecológica e saudável.</text:span></text:p>
      <text:p text:style-name="P8"/>
      <text:p text:style-name="P8">Metas a cruzo prazo</text:p>
      <text:p text:style-name="P17">Construir o protótipo.</text:p>
      <text:p text:style-name="P13"/>
      <text:p text:style-name="P9">Metas a <text:span text:style-name="T11">médio </text:span>prazo</text:p>
      <text:p text:style-name="P18">Construir fábrica na Europa, Portugal, para distribuir em localidades pela Europa.</text:p>
      <text:p text:style-name="P13">Tem <text:span text:style-name="T12">também </text:span>como objetivo alcançar <text:span text:style-name="T12">a</text:span> população mais desfavorecida.</text:p>
      <text:p text:style-name="P19"><text:soft-page-break/>Ao mesmo tempo é um projeto com viabilidade para qualquer país seja qual for a economia em que estiver inserido. </text:p>
      <text:p text:style-name="P10"/>
      <text:p text:style-name="P10">Metas a <text:span text:style-name="T13">longo </text:span>prazo</text:p>
      <text:p text:style-name="P13"/>
      <text:p text:style-name="P11"><text:span text:style-name="T4">Sendo o projeto de carisma agrícola, vai dar </text:span><text:span text:style-name="T2">automatismo à produção de alimentos</text:span><text:span text:style-name="T3">, tendo como viabilidade o facto de serem unidades de produção automatizada com custos de manutenção mínimas após construídas.</text:span></text:p>
      <text:p text:style-name="P15">São totalmente ecológicas e servem-se dos recursos naturais para funcionar em pleno. </text:p>
      <text:p text:style-name="P4">Economicamente têm só os custos iniciais da construção de todo o mecanismo inerente ao projeto.</text:p>
      <text:p text:style-name="P5"/>
      <text:p text:style-name="P7">Programa de ajuda humanitária</text:p>
      <text:p text:style-name="P6">A construção de unidades para distribuir em locais onde há pessoas que não podem pagar, vai ser feita com os lucros das unidades distribuídas em países ricos.</text:p>
      <text:p text:style-name="P6">As unidades em países ricos vão cobrar entre 1 e 3 euros a dose, conforme as práticas do negócio local, onde cada unidade for colocada. Desta forma prevê-se que cada unidade fique paga entre 150 a 400 dias.</text:p>
      <text:p text:style-name="P6">Como se pode ver, o rácio de investimento é muito bom.</text:p>
      <text:p text:style-name="P2"><text:span text:style-name="t1"><text:span text:style-name="T9">O</text:span></text:span><text:span text:style-name="T9"> lucro de cada maquina em países ricos serve para a construção de novas máquinas </text:span><text:span text:style-name="t2"><text:span text:style-name="T9">para dar aos mais desfavorecidos, sendo que o objetivo principal será, não o lucro, mas a distribuição, o mais equitativa possível, de alimentação básica pelos sítios mais carenciados.</text:span></text:span></text:p>
      <text:p text:style-name="P2"><text:span text:style-name="t2"><text:span text:style-name="T5"/></text:span></text:p>
      <text:p text:style-name="P3"><text:span text:style-name="t2"><text:span text:style-name="T3">São facilmente lucrativas nos países desenvolvidos e é projetada para cobrir as necessidades alimentares básicas em países subdesenvolvidos, nesses com custo por dose reduzida ou zero. É um projeto com autonomia e economicamente viável, que acredito ser um trunfo para o bem-estar de muitas pessoas.</text:span></text:span></text:p>
      <text:p text:style-name="P3"><text:span text:style-name="t2"><text:span text:style-name="T9"/></text:span></text:p>
      <text:p text:style-name="P3"><text:span text:style-name="t2"><text:span text:style-name="T9"/></text:span></text:p>
      <text:p text:style-name="P3"><text:span text:style-name="t2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7:51.168000000</meta:creation-date>
    <dc:date>2019-07-30T22:41:54.993000000</dc:date>
    <meta:editing-duration>P11DT7H10M9S</meta:editing-duration>
    <meta:editing-cycles>17</meta:editing-cycles>
    <meta:generator>LibreOffice/6.2.5.2$Windows_X86_64 LibreOffice_project/1ec314fa52f458adc18c4f025c545a4e8b22c159</meta:generator>
    <meta:document-statistic meta:table-count="0" meta:image-count="1" meta:object-count="0" meta:page-count="2" meta:paragraph-count="23" meta:word-count="428" meta:character-count="2586" meta:non-whitespace-character-count="2177"/>
  </office:meta>
</office:document-meta>
</file>